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solid" style:text-underline-width="auto" style:text-underline-color="font-color" fo:font-weight="normal" officeooo:paragraph-rsid="0019fd7b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style:text-underline-style="solid" style:text-underline-width="auto" style:text-underline-color="font-color" officeooo:paragraph-rsid="0019fd7b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language="en" fo:country="US"/>
    </style:style>
    <style:style style:name="P7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8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9" style:family="paragraph" style:parent-style-name="Text_20_body" style:list-style-name="L2">
      <style:text-properties fo:language="en" fo:country="US" style:text-underline-style="none" fo:font-weight="normal" officeooo:paragraph-rsid="001ce5f6" style:font-weight-asian="normal" style:font-weight-complex="normal"/>
    </style:style>
    <style:style style:name="P10" style:family="paragraph" style:parent-style-name="Text_20_body" style:list-style-name="L2">
      <style:text-properties fo:language="en" fo:country="US" style:text-underline-style="none" fo:font-weight="normal" officeooo:rsid="001ce5f6" officeooo:paragraph-rsid="001ce5f6" style:font-weight-asian="normal" style:font-weight-complex="normal"/>
    </style:style>
    <style:style style:name="P11" style:family="paragraph" style:parent-style-name="Text_20_body" style:list-style-name="L3">
      <style:text-properties fo:language="en" fo:country="US" style:text-underline-style="none" fo:font-weight="normal" officeooo:rsid="001ce5f6" officeooo:paragraph-rsid="001f0818" style:font-weight-asian="normal" style:font-weight-complex="normal"/>
    </style:style>
    <style:style style:name="P12" style:family="paragraph" style:parent-style-name="Text_20_body" style:list-style-name="L3">
      <style:text-properties fo:language="en" fo:country="US" style:text-underline-style="none" fo:font-weight="normal" officeooo:rsid="001ce5f6" officeooo:paragraph-rsid="001fe212" style:font-weight-asian="normal" style:font-weight-complex="normal"/>
    </style:style>
    <style:style style:name="P13" style:family="paragraph" style:parent-style-name="Text_20_body" style:list-style-name="L3">
      <style:text-properties fo:language="en" fo:country="US" style:text-underline-style="none" fo:font-weight="normal" officeooo:rsid="001f0818" officeooo:paragraph-rsid="001f0818" style:font-weight-asian="normal" style:font-weight-complex="normal"/>
    </style:style>
    <style:style style:name="P14" style:family="paragraph" style:parent-style-name="Text_20_body" style:list-style-name="L3">
      <style:text-properties fo:language="en" fo:country="US" style:text-underline-style="none" fo:font-weight="normal" officeooo:paragraph-rsid="001f0818" style:font-weight-asian="normal" style:font-weight-complex="normal"/>
    </style:style>
    <style:style style:name="P15" style:family="paragraph" style:parent-style-name="Text_20_body" style:list-style-name="L3">
      <style:text-properties fo:language="en" fo:country="US" style:text-underline-style="none" fo:font-weight="normal" officeooo:paragraph-rsid="001fe212" style:font-weight-asian="normal" style:font-weight-complex="normal"/>
    </style:style>
    <style:style style:name="P16" style:family="paragraph" style:parent-style-name="Text_20_body" style:list-style-name="L3">
      <style:text-properties fo:language="en" fo:country="US" style:text-underline-style="none" fo:font-weight="normal" officeooo:rsid="001fe212" officeooo:paragraph-rsid="001fe212" style:font-weight-asian="normal" style:font-weight-complex="normal"/>
    </style:style>
    <style:style style:name="P17" style:family="paragraph" style:parent-style-name="Text_20_body" style:list-style-name="L1">
      <style:text-properties fo:font-weight="normal" style:font-weight-asian="normal" style:font-weight-complex="normal"/>
    </style:style>
    <style:style style:name="P18" style:family="paragraph" style:parent-style-name="Text_20_body" style:list-style-name="L2"/>
    <style:style style:name="P19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language="en" fo:country="US" style:text-underline-style="none" fo:font-weight="normal" officeooo:rsid="001ce5f6" officeooo:paragraph-rsid="001ce5f6" style:font-weight-asian="normal" style:font-weight-complex="normal"/>
    </style:style>
    <style:style style:name="P20" style:family="paragraph" style:parent-style-name="Heading_20_3">
      <style:text-properties officeooo:rsid="001f0818" officeooo:paragraph-rsid="001f0818"/>
    </style:style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style:text-position="super 58%"/>
    </style:style>
    <style:style style:name="T4" style:family="text">
      <style:text-properties officeooo:rsid="0019fd7b"/>
    </style:style>
    <style:style style:name="T5" style:family="text">
      <style:text-properties officeooo:rsid="001b6d8c"/>
    </style:style>
    <style:style style:name="T6" style:family="text">
      <style:text-properties officeooo:rsid="001f0818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fe2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<text:span text:style-name="T4">patients</text:span>, 91 <text:bookmark-end text:name="__DdeLink__22_86742519"/><text:span text:style-name="T4">volunteers</text:span></text:p>
      <text:p text:style-name="Text_20_body">LOO performances:</text:p>
      <text:list xml:id="list1204267540781984656" text:style-name="L1">
        <text:list-item>
          <text:p text:style-name="P5">MATLAB classification forest </text:p>
          <text:list>
            <text:list-item>
              <text:p text:style-name="P5">(default settings) – 10 trees: 64,53%; <text:span text:style-name="T1">11 trees: 66,01%; </text:span>100 trees 69,46%; 1000 trees 70,94%</text:p>
            </text:list-item>
            <text:list-item>
              <text:p text:style-name="P5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6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6">Stump forest </text:p>
          <text:list>
            <text:list-item>
              <text:p text:style-name="P6">Stump trees (11): 58,13%</text:p>
            </text:list-item>
            <text:list-item>
              <text:p text:style-name="P6">Linear trees (11): 66,01%</text:p>
            </text:list-item>
          </text:list>
        </text:list-item>
        <text:list-item>
          <text:p text:style-name="P6">Linear tree forest (11): </text:p>
          <text:list>
            <text:list-item>
              <text:p text:style-name="P6">(maxSplits = 25): 69,95%</text:p>
            </text:list-item>
            <text:list-item>
              <text:p text:style-name="P6">(maxSplits = 'all'): 72,91%</text:p>
            </text:list-item>
          </text:list>
        </text:list-item>
        <text:list-item>
          <text:p text:style-name="P5">PCA → LDA (20 features): 75%</text:p>
        </text:list-item>
        <text:list-item>
          <text:p text:style-name="P5">SVM</text:p>
          <text:list>
            <text:list-item>
              <text:p text:style-name="P5">(r): <text:span text:style-name="T1">73</text:span>%</text:p>
            </text:list-item>
            <text:list-item>
              <text:p text:style-name="P5">(MATLAB): 77,34%</text:p>
            </text:list-item>
          </text:list>
        </text:list-item>
        <text:list-item>
          <text:p text:style-name="P5">RDA: 100%</text:p>
        </text:list-item>
      </text:list>
      <text:p text:style-name="P4">Data - fMRI structure connectivity matrices 90x90, 203 subjects - 112 <text:span text:style-name="T4">patients</text:span>, 91 <text:span text:style-name="T4">volunteers</text:span></text:p>
      <text:p text:style-name="Text_20_body">LOO performaces:</text:p>
      <text:list xml:id="list124504532475624" text:continue-numbering="true" text:style-name="L1">
        <text:list-item>
          <text:p text:style-name="P17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7"><text:span text:style-name="T1">Stump forest (11 trees – primitive version): 5</text:span>7,14<text:span text:style-name="T1">%</text:span></text:p>
        </text:list-item>
        <text:list-item>
          <text:p text:style-name="P7">SVM: 57%</text:p>
        </text:list-item>
        <text:list-item>
          <text:p text:style-name="P7">RDA: 67%</text:p>
        </text:list-item>
      </text:list>
      <text:p text:style-name="P2">Data – <text:bookmark-start text:name="__DdeLink__22_867425191"/>fMRI function connectivity matrices 88x88, 190 subjects - <text:bookmark-end text:name="__DdeLink__22_867425191"/>1<text:span text:style-name="T4">00</text:span> <text:span text:style-name="T4">patients</text:span>, 9<text:span text:style-name="T4">0 volunteers</text:span></text:p>
      <text:p text:style-name="P1">LOO performaces:</text:p>
      <text:list xml:id="list233324839109413" text:style-name="L2">
        <text:list-item>
          <text:p text:style-name="P18">MATLAB classification forest </text:p>
          <text:list>
            <text:list-item>
              <text:p text:style-name="P8"><text:soft-page-break/>(default settings) – 11 trees: 66,74%</text:p>
            </text:list-item>
          </text:list>
        </text:list-item>
        <text:list-item>
          <text:p text:style-name="P8">MATLAB classification tree</text:p>
          <text:list>
            <text:list-item>
              <text:p text:style-name="P8">(default settings): 58,42%</text:p>
            </text:list-item>
          </text:list>
        </text:list-item>
        <text:list-item>
          <text:p text:style-name="P8">Linear tree forest (11t): <text:bookmark text:name="__DdeLink__62_1228293541"/></text:p>
          <text:list>
            <text:list-item>
              <text:p text:style-name="P8">(default): 71,21%</text:p>
            </text:list-item>
            <text:list-item>
              <text:p text:style-name="P8">(PCA 20ft.): 73,26%</text:p>
            </text:list-item>
            <text:list-item>
              <text:p text:style-name="P8">(maxSplit=10, boosting): 74,21%</text:p>
            </text:list-item>
            <text:list-item>
              <text:p text:style-name="P8">(SVM): 75,74%</text:p>
            </text:list-item>
          </text:list>
        </text:list-item>
        <text:list-item>
          <text:p text:style-name="P8">Linear tree forest (11t, maxSplits = Inf)</text:p>
          <text:list>
            <text:list-item>
              <text:p text:style-name="P8">(distance = Inf): 67,63%</text:p>
            </text:list-item>
            <text:list-item>
              <text:p text:style-name="P8">(distance = 1): 66,37%</text:p>
            </text:list-item>
            <text:list-item>
              <text:p text:style-name="P8">(distance = 'mahal'): 71,53%</text:p>
            </text:list-item>
          </text:list>
        </text:list-item>
        <text:list-item>
          <text:p text:style-name="P9">Linear tree</text:p>
          <text:list>
            <text:list-item>
              <text:p text:style-name="P8">(default): 72,11%</text:p>
            </text:list-item>
            <text:list-item>
              <text:p text:style-name="P8">(PCA 20ft.): 70,53%</text:p>
            </text:list-item>
            <text:list-item>
              <text:p text:style-name="P8">(distance = 'mahal'): 70,00%</text:p>
            </text:list-item>
            <text:list-item>
              <text:p text:style-name="P8">(distance = 'mahal', PCA 20ft.): 71,58%</text:p>
            </text:list-item>
          </text:list>
        </text:list-item>
        <text:list-item>
          <text:p text:style-name="P8">SVM tree: 72,63%</text:p>
        </text:list-item>
        <text:list-item>
          <text:p text:style-name="P8">SVM</text:p>
          <text:list>
            <text:list-item>
              <text:p text:style-name="P8">(default settings – linear): 72,63%</text:p>
            </text:list-item>
            <text:list-item>
              <text:p text:style-name="P8">(linear, autoscale = false): 74,74%</text:p>
            </text:list-item>
            <text:list-item>
              <text:p text:style-name="P8">(quadratic): 64,74%</text:p>
            </text:list-item>
            <text:list-item>
              <text:p text:style-name="P8">(quadratic, autoscale = false): 75,26%</text:p>
            </text:list-item>
            <text:list-item>
              <text:p text:style-name="P8">(polynomial): 14,74% (3<text:span text:style-name="T3">rd</text:span> order), higher orders did not converge</text:p>
            </text:list-item>
            <text:list-item>
              <text:p text:style-name="P8">(polynomial, autoscale = false): 47,89% (3<text:span text:style-name="T3">rd</text:span> order), 52,62% (higher orders)</text:p>
            </text:list-item>
            <text:list-item>
              <text:p text:style-name="P8">(RBF, sigma = 42): 78,42%</text:p>
            </text:list-item>
            <text:list-item>
              <text:p text:style-name="P8">(RBF, sigma = 7, autoscale = false): 77,37%</text:p>
            </text:list-item>
            <text:list-item>
              <text:p text:style-name="P8">(default MLP): 49,47%</text:p>
            </text:list-item>
            <text:list-item>
              <text:p text:style-name="P8">(MLP, autoscale = false): 52,63%</text:p>
            </text:list-item>
          </text:list>
        </text:list-item>
        <text:list-item>
          <text:p text:style-name="P8"><text:soft-page-break/>KNN</text:p>
          <text:list>
            <text:list-item>
              <text:p text:style-name="P8">(default – k=1,'euclidean','nearest'): 60,00%</text:p>
            </text:list-item>
            <text:list-item>
              <text:p text:style-name="P8">(k=3,'euclidean','nearest'): 66,32%</text:p>
            </text:list-item>
          </text:list>
        </text:list-item>
        <text:list-item>
          <text:p text:style-name="P8">kendall (200 ft.) + KNN</text:p>
          <text:list>
            <text:list-item>
              <text:p text:style-name="P8">(k=3,'euclidean','nearest'): 64,74%</text:p>
            </text:list-item>
          </text:list>
        </text:list-item>
        <text:list-item>
          <text:p text:style-name="P8">LLC – works badly without dimension reduction</text:p>
          <text:list>
            <text:list-item>
              <text:p text:style-name="P8">(<text:span text:style-name="T5">PCA </text:span>20 ft.): 74,21%</text:p>
            </text:list-item>
            <text:list-item>
              <text:p text:style-name="P8">(<text:span text:style-name="T5">PCA </text:span>50 ft.): 75,<text:span text:style-name="T2">26</text:span>% (convergence problems)</text:p>
            </text:list-item>
            <text:list-item>
              <text:p text:style-name="P8">(<text:span text:style-name="T5">PCA </text:span>75 ft.): 70,53% (convergence problems)</text:p>
            </text:list-item>
          </text:list>
        </text:list-item>
        <text:list-item>
          <text:p text:style-name="P8"><text:span text:style-name="T5">LDA</text:span> – linear</text:p>
          <text:list>
            <text:list-item>
              <text:p text:style-name="P8">(default): 67,37%</text:p>
            </text:list-item>
            <text:list-item>
              <text:p text:style-name="P8">(PCA 20ft.): 74,21%</text:p>
            </text:list-item>
          </text:list>
        </text:list-item>
        <text:list-item>
          <text:p text:style-name="P10">Naive Bayes</text:p>
          <text:list>
            <text:list-item>
              <text:p text:style-name="P10">(default): 67,37%</text:p>
            </text:list-item>
          </text:list>
        </text:list-item>
      </text:list>
      <text:p text:style-name="P19"/>
      <text:h text:style-name="P20" text:outline-level="3">PCA 20ft. <text:span text:style-name="T7">(exp_main_pca20)</text:span></text:h>
      <text:list xml:id="list2107381739327149625" text:style-name="L3">
        <text:list-item>
          <text:p text:style-name="P14">KNN</text:p>
          <text:list>
            <text:list-item>
              <text:p text:style-name="P14">(default – k=1,'euclidean','nearest'): 6<text:span text:style-name="T6">5</text:span>,<text:span text:style-name="T6">79</text:span>%</text:p>
            </text:list-item>
            <text:list-item>
              <text:p text:style-name="P13">(k=3,'euclidean','nearest'): 65,79%</text:p>
            </text:list-item>
          </text:list>
        </text:list-item>
        <text:list-item>
          <text:p text:style-name="P14"><text:span text:style-name="T5">LDA</text:span> – linear</text:p>
          <text:list>
            <text:list-item>
              <text:p text:style-name="P14">(default): <text:span text:style-name="T6">74</text:span>,<text:span text:style-name="T6">21</text:span>%</text:p>
            </text:list-item>
          </text:list>
        </text:list-item>
        <text:list-item>
          <text:p text:style-name="P14">LLC </text:p>
          <text:list>
            <text:list-item>
              <text:p text:style-name="P14">(<text:span text:style-name="T6">default</text:span>): 74,21%</text:p>
            </text:list-item>
          </text:list>
        </text:list-item>
        <text:list-item>
          <text:p text:style-name="P11">Naive Bayes</text:p>
          <text:list>
            <text:list-item>
              <text:p text:style-name="P11">(default): 7<text:span text:style-name="T6">1</text:span>,<text:span text:style-name="T6">58</text:span>%</text:p>
            </text:list-item>
          </text:list>
        </text:list-item>
        <text:list-item>
          <text:p text:style-name="P13">Artificial Neural Networks – expert knowledge needed</text:p>
          <text:list>
            <text:list-item>
              <text:p text:style-name="P11">(default): <text:span text:style-name="T6">50</text:span>,<text:span text:style-name="T6">89</text:span>%</text:p>
            </text:list-item>
            <text:list-item>
              <text:p text:style-name="P13">(perceptron): 68,95%</text:p>
            </text:list-item>
          </text:list>
        </text:list-item>
        <text:list-item>
          <text:p text:style-name="P13">Trees</text:p>
          <text:list>
            <text:list-item>
              <text:p text:style-name="P11"><text:soft-page-break/>(<text:span text:style-name="T6">linear, distance = 2</text:span>): <text:span text:style-name="T6">70</text:span>,<text:span text:style-name="T6">53</text:span>%</text:p>
            </text:list-item>
            <text:list-item>
              <text:p text:style-name="P13">(linear, distance = 'mahal'): 71,58%</text:p>
            </text:list-item>
            <text:list-item>
              <text:p text:style-name="P13">(SVM): 67,89%</text:p>
            </text:list-item>
            <text:list-item>
              <text:p text:style-name="P13">(MATLAB): 69,47%</text:p>
            </text:list-item>
          </text:list>
        </text:list-item>
        <text:list-item>
          <text:p text:style-name="P13">Random Forest (11 trees)</text:p>
          <text:list>
            <text:list-item>
              <text:p text:style-name="P11">(<text:span text:style-name="T6">MATLAB</text:span>): 67,<text:span text:style-name="T6">11</text:span>%</text:p>
            </text:list-item>
            <text:list-item>
              <text:p text:style-name="P13">(linear tree, boosting, maxSplit = 10, distance = 2): 77,89%</text:p>
            </text:list-item>
            <text:list-item>
              <text:p text:style-name="P13">(linear tree, bagging, maxSplit = 'all', distance = 1): 73, 32%</text:p>
            </text:list-item>
            <text:list-item>
              <text:p text:style-name="P13">(linear tree, bagging, maxSplit = 'all', distance = 2): 74,16%</text:p>
            </text:list-item>
            <text:list-item>
              <text:p text:style-name="P13">(linear tree, bagging, maxSplit = 'all', distance = Inf): 62,47%</text:p>
            </text:list-item>
            <text:list-item>
              <text:p text:style-name="P13">(linear tree, bagging, maxSplit = 'all', distance = 'mahal'): 70, 21%</text:p>
            </text:list-item>
            <text:list-item>
              <text:p text:style-name="P13">(SVM tree, bagging, maxSplit = 'all'): 56, 89%</text:p>
            </text:list-item>
          </text:list>
        </text:list-item>
        <text:list-item>
          <text:p text:style-name="P15">SVM</text:p>
          <text:list>
            <text:list-item>
              <text:p text:style-name="P15">(default settings – linear): <text:span text:style-name="T8">6</text:span>7,<text:span text:style-name="T8">37</text:span>%</text:p>
            </text:list-item>
            <text:list-item>
              <text:p text:style-name="P15">(linear, autoscale = false): 7<text:span text:style-name="T8">2</text:span>,<text:span text:style-name="T8">63</text:span>%</text:p>
            </text:list-item>
            <text:list-item>
              <text:p text:style-name="P15">(quadratic): 6<text:span text:style-name="T8">9</text:span>,4<text:span text:style-name="T8">7</text:span>%</text:p>
            </text:list-item>
            <text:list-item>
              <text:p text:style-name="P15">(quadratic, autoscale = false): <text:span text:style-name="T8">64,21</text:span>%</text:p>
            </text:list-item>
            <text:list-item>
              <text:p text:style-name="P15">(polynomial): <text:span text:style-name="T8">70,00</text:span>% (3<text:span text:style-name="T3">rd</text:span> order)</text:p>
            </text:list-item>
            <text:list-item>
              <text:p text:style-name="P15">(polynomial, autoscale = false): <text:span text:style-name="T8">70</text:span>,<text:span text:style-name="T8">53</text:span>% (3<text:span text:style-name="T3">rd</text:span> order)</text:p>
            </text:list-item>
            <text:list-item>
              <text:p text:style-name="P15">(RBF, sigma = 42): <text:span text:style-name="T8">73,16</text:span>%</text:p>
            </text:list-item>
            <text:list-item>
              <text:p text:style-name="P15">(RBF, sigma = 7, autoscale = false): 7<text:span text:style-name="T8">8</text:span>,<text:span text:style-name="T8">95</text:span>%</text:p>
            </text:list-item>
            <text:list-item>
              <text:p text:style-name="P15">(default MLP): <text:span text:style-name="T8">73,16</text:span>%</text:p>
            </text:list-item>
            <text:list-item>
              <text:p text:style-name="P16">(MLP, autoscale = false): 46,84%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47:40.668193192</meta:creation-date>
    <dc:date>2015-09-14T12:45:04.322880668</dc:date>
    <meta:editing-duration>P2DT21H59M37S</meta:editing-duration>
    <meta:editing-cycles>53</meta:editing-cycles>
    <meta:generator>LibreOffice/4.2.8.2$Linux_X86_64 LibreOffice_project/420m0$Build-2</meta:generator>
    <meta:document-statistic meta:table-count="0" meta:image-count="0" meta:object-count="0" meta:page-count="4" meta:paragraph-count="107" meta:word-count="590" meta:character-count="3616" meta:non-whitespace-character-count="3213"/>
  </office:meta>
</office:document-meta>
</file>